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Viewport.BlockView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Viewport.setCTM( CTM c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Viewport.BlockViewport( boolean allowBPD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Viewport.getCl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Viewport.setClip( boolean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Viewport.getC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